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95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3.17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.706cm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.706cm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ackground-color="#280099" style:text-align-source="fix" style:repeat-content="false" style:vertical-align="middle"/>
      <style:paragraph-properties fo:text-align="start" fo:margin-left="0.706cm"/>
      <style:text-properties fo:color="#00ff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6633" style:text-align-source="fix" style:repeat-content="false" style:vertical-align="middle"/>
      <style:paragraph-properties fo:text-align="start" fo:margin-left="0.706cm"/>
      <style:text-properties fo:color="#663300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" style:family="table-cell" style:parent-style-name="Default">
      <style:table-cell-properties fo:background-color="#280099" style:text-align-source="fix" style:repeat-content="false"/>
      <style:paragraph-properties fo:text-align="start" fo:margin-left="0.353cm"/>
      <style:text-properties fo:color="#00ff00" fo:font-size="12pt" style:font-size-asian="12pt" style:font-size-complex="12pt"/>
    </style:style>
    <style:style style:name="ce8" style:family="table-cell" style:parent-style-name="Default">
      <style:table-cell-properties fo:background-color="#ff6633" style:text-align-source="fix" style:repeat-content="false"/>
      <style:paragraph-properties fo:text-align="start" fo:margin-left="0.353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3" table:default-cell-style-name="ce2"/>
        <table:table-column table:style-name="co2" table:number-columns-repeated="1013" table:default-cell-style-name="ce2"/>
        <table:table-row table:style-name="ro3">
          <table:table-cell table:style-name="ce1" office:value-type="string" table:number-columns-spanned="3" table:number-rows-spanned="1">
            <text:p>AGRICULT</text:p>
          </table:table-cell>
          <table:covered-table-cell table:style-name="ce6"/>
          <table:covered-table-cell table:style-name="ce6"/>
          <table:table-cell table:style-name="ce6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email1</text:p>
          </table:table-cell>
          <table:table-cell office:value-type="string">
            <text:p>adresse</text:p>
          </table:table-cell>
          <table:table-cell office:value-type="string">
            <text:p>tel</text:p>
          </table:table-cell>
          <table:table-cell table:number-columns-repeated="1018"/>
        </table:table-row>
        <table:table-row table:style-name="ro3">
          <table:table-cell office:value-type="string">
            <text:p>int</text:p>
          </table:table-cell>
          <table:table-cell office:value-type="string">
            <text:p>varchar(64)</text:p>
          </table:table-cell>
          <table:table-cell office:value-type="string">
            <text:p>varchar(64)</text:p>
          </table:table-cell>
          <table:table-cell office:value-type="string">
            <text:p>varchar(64)</text:p>
          </table:table-cell>
          <table:table-cell office:value-type="string">
            <text:p>Varchar(256)</text:p>
          </table:table-cell>
          <table:table-cell office:value-type="string">
            <text:p>Varchar(16)</text:p>
          </table:table-cell>
          <table:table-cell table:number-columns-repeated="1018"/>
        </table:table-row>
        <table:table-row table:style-name="ro3">
          <table:table-cell table:style-name="ce1" office:value-type="string" table:number-columns-spanned="3" table:number-rows-spanned="1">
            <text:p>AMAPIENS</text:p>
          </table:table-cell>
          <table:covered-table-cell table:style-name="ce6"/>
          <table:covered-table-cell table:style-name="ce6"/>
          <table:table-cell table:style-name="ce6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email1</text:p>
          </table:table-cell>
          <table:table-cell office:value-type="string">
            <text:p>adresse</text:p>
          </table:table-cell>
          <table:table-cell office:value-type="string">
            <text:p>tel</text:p>
          </table:table-cell>
          <table:table-cell office:value-type="string">
            <text:p>arrivee</text:p>
          </table:table-cell>
          <table:table-cell office:value-type="string">
            <text:p>ajour</text:p>
          </table:table-cell>
          <table:table-cell office:value-type="string">
            <text:p>infos</text:p>
          </table:table-cell>
          <table:table-cell office:value-type="string">
            <text:p>email2</text:p>
          </table:table-cell>
          <table:table-cell office:value-type="string">
            <text:p>email3</text:p>
          </table:table-cell>
          <table:table-cell table:number-columns-repeated="1013"/>
        </table:table-row>
        <table:table-row table:style-name="ro3">
          <table:table-cell office:value-type="string">
            <text:p>int</text:p>
          </table:table-cell>
          <table:table-cell office:value-type="string">
            <text:p>varchar(64)</text:p>
          </table:table-cell>
          <table:table-cell office:value-type="string">
            <text:p>varchar(64)</text:p>
          </table:table-cell>
          <table:table-cell office:value-type="string">
            <text:p>varchar(64)</text:p>
          </table:table-cell>
          <table:table-cell office:value-type="string">
            <text:p>Varchar(256)</text:p>
          </table:table-cell>
          <table:table-cell office:value-type="string">
            <text:p>Varchar(16)</text:p>
          </table:table-cell>
          <table:table-cell office:value-type="string">
            <text:p>date</text:p>
          </table:table-cell>
          <table:table-cell office:value-type="string">
            <text:p>boolean</text:p>
          </table:table-cell>
          <table:table-cell office:value-type="string">
            <text:p>Varchar(16)</text:p>
          </table:table-cell>
          <table:table-cell office:value-type="string">
            <text:p>Varchar(16)</text:p>
          </table:table-cell>
          <table:table-cell office:value-type="string">
            <text:p>Varchar(16)</text:p>
          </table:table-cell>
          <table:table-cell table:number-columns-repeated="1013"/>
        </table:table-row>
        <table:table-row table:style-name="ro3">
          <table:table-cell table:style-name="ce1" office:value-type="string" table:number-columns-spanned="3" table:number-rows-spanned="1">
            <text:p>CONTRAT MODELE</text:p>
          </table:table-cell>
          <table:covered-table-cell table:style-name="ce6"/>
          <table:covered-table-cell table:style-name="ce6"/>
          <table:table-cell table:style-name="ce6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agri_id</text:p>
          </table:table-cell>
          <table:table-cell office:value-type="string">
            <text:p>nom</text:p>
          </table:table-cell>
          <table:table-cell office:value-type="string">
            <text:p>debut</text:p>
          </table:table-cell>
          <table:table-cell office:value-type="string">
            <text:p>fin</text:p>
          </table:table-cell>
          <table:table-cell office:value-type="string">
            <text:p>distrib</text:p>
          </table:table-cell>
          <table:table-cell office:value-type="string">
            <text:p>RECCUR</text:p>
          </table:table-cell>
          <table:table-cell table:style-name="ce9"/>
          <table:table-cell table:number-columns-repeated="1016"/>
        </table:table-row>
        <table:table-row table:style-name="ro3"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varchar(64)</text:p>
          </table:table-cell>
          <table:table-cell table:number-columns-repeated="2" office:value-type="string">
            <text:p>Date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3" office:value-type="string" table:number-columns-spanned="3" table:number-rows-spanned="1">
            <text:p>PAUSES</text:p>
          </table:table-cell>
          <table:covered-table-cell table:style-name="ce6"/>
          <table:covered-table-cell table:style-name="ce6"/>
          <table:table-cell table:style-name="ce6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contrat_id</text:p>
          </table:table-cell>
          <table:table-cell office:value-type="string">
            <text:p>date</text:p>
          </table:table-cell>
          <table:table-cell office:value-type="string">
            <text:p>infos</text:p>
          </table:table-cell>
          <table:table-cell table:style-name="ce9"/>
          <table:table-cell table:number-columns-repeated="1019"/>
        </table:table-row>
        <table:table-row table:style-name="ro3"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date</text:p>
          </table:table-cell>
          <table:table-cell office:value-type="string">
            <text:p>Varchar(512)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1" office:value-type="string" table:number-columns-spanned="3" table:number-rows-spanned="1">
            <text:p>PRODUIT MODELE</text:p>
          </table:table-cell>
          <table:covered-table-cell table:style-name="ce6"/>
          <table:covered-table-cell table:style-name="ce6"/>
          <table:table-cell table:style-name="ce6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contrat_id</text:p>
          </table:table-cell>
          <table:table-cell office:value-type="string">
            <text:p>PRIX UNIT</text:p>
          </table:table-cell>
          <table:table-cell table:number-columns-repeated="1020"/>
        </table:table-row>
        <table:table-row table:style-name="ro3">
          <table:table-cell office:value-type="string">
            <text:p>int</text:p>
          </table:table-cell>
          <table:table-cell office:value-type="string">
            <text:p>varchar(64)</text:p>
          </table:table-cell>
          <table:table-cell office:value-type="string">
            <text:p>int</text:p>
          </table:table-cell>
          <table:table-cell office:value-type="string">
            <text:p>double</text:p>
          </table:table-cell>
          <table:table-cell table:number-columns-repeated="1020"/>
        </table:table-row>
        <table:table-row table:style-name="ro3">
          <table:table-cell table:style-name="ce4" office:value-type="string" table:number-columns-spanned="3" table:number-rows-spanned="1">
            <text:p>CONTRATS</text:p>
          </table:table-cell>
          <table:covered-table-cell table:style-name="ce7"/>
          <table:covered-table-cell table:style-name="ce7"/>
          <table:table-cell table:style-name="ce7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amapien_id</text:p>
          </table:table-cell>
          <table:table-cell office:value-type="string">
            <text:p>contratModele_id</text:p>
          </table:table-cell>
          <table:table-cell office:value-type="string">
            <text:p>debut</text:p>
          </table:table-cell>
          <table:table-cell office:value-type="string">
            <text:p>infos</text:p>
          </table:table-cell>
          <table:table-cell table:style-name="ce9"/>
          <table:table-cell/>
          <table:table-cell table:style-name="ce9"/>
          <table:table-cell table:number-columns-repeated="1016"/>
        </table:table-row>
        <table:table-row table:style-name="ro3"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date</text:p>
          </table:table-cell>
          <table:table-cell office:value-type="string">
            <text:p>Varchar(512)</text:p>
          </table:table-cell>
          <table:table-cell table:style-name="ce9"/>
          <table:table-cell/>
          <table:table-cell table:style-name="ce9"/>
          <table:table-cell table:number-columns-repeated="1016"/>
        </table:table-row>
        <table:table-row table:style-name="ro3">
          <table:table-cell table:style-name="ce4" office:value-type="string" table:number-columns-spanned="3" table:number-rows-spanned="1">
            <text:p>PRODUITS</text:p>
          </table:table-cell>
          <table:covered-table-cell table:style-name="ce7"/>
          <table:covered-table-cell table:style-name="ce7"/>
          <table:table-cell table:style-name="ce7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amapien_id</text:p>
          </table:table-cell>
          <table:table-cell office:value-type="string">
            <text:p>produitModele_id</text:p>
          </table:table-cell>
          <table:table-cell office:value-type="string">
            <text:p>quantite</text:p>
          </table:table-cell>
          <table:table-cell office:value-type="string">
            <text:p>infos</text:p>
          </table:table-cell>
          <table:table-cell table:style-name="ce9"/>
          <table:table-cell/>
          <table:table-cell table:style-name="ce9"/>
          <table:table-cell table:number-columns-repeated="1016"/>
        </table:table-row>
        <table:table-row table:style-name="ro3"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Varchar(512)</text:p>
          </table:table-cell>
          <table:table-cell table:style-name="ce9"/>
          <table:table-cell/>
          <table:table-cell table:style-name="ce9"/>
          <table:table-cell table:number-columns-repeated="1016"/>
        </table:table-row>
        <table:table-row table:style-name="ro3">
          <table:table-cell table:style-name="ce4" office:value-type="string" table:number-columns-spanned="3" table:number-rows-spanned="1">
            <text:p>PAIEMENTS</text:p>
          </table:table-cell>
          <table:covered-table-cell table:style-name="ce7"/>
          <table:covered-table-cell table:style-name="ce7"/>
          <table:table-cell table:style-name="ce7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amapien_id</text:p>
          </table:table-cell>
          <table:table-cell office:value-type="string">
            <text:p>contrat_id</text:p>
          </table:table-cell>
          <table:table-cell office:value-type="string">
            <text:p>somme</text:p>
          </table:table-cell>
          <table:table-cell office:value-type="string">
            <text:p>mode</text:p>
          </table:table-cell>
          <table:table-cell office:value-type="string">
            <text:p>date_paiement</text:p>
          </table:table-cell>
          <table:table-cell office:value-type="string">
            <text:p>paiement</text:p>
          </table:table-cell>
          <table:table-cell table:style-name="ce9"/>
          <table:table-cell table:number-columns-repeated="1016"/>
        </table:table-row>
        <table:table-row table:style-name="ro3"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Varchar(64)</text:p>
          </table:table-cell>
          <table:table-cell office:value-type="string">
            <text:p>date</text:p>
          </table:table-cell>
          <table:table-cell office:value-type="string">
            <text:p>boolean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5" office:value-type="string" table:number-columns-spanned="3" table:number-rows-spanned="1">
            <text:p>DISTRIBUTIONS</text:p>
          </table:table-cell>
          <table:covered-table-cell table:style-name="ce8"/>
          <table:covered-table-cell table:style-name="ce8"/>
          <table:table-cell table:style-name="ce8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jour</text:p>
          </table:table-cell>
          <table:table-cell office:value-type="string">
            <text:p>adresse</text:p>
          </table:table-cell>
          <table:table-cell office:value-type="string">
            <text:p>tel</text:p>
          </table:table-cell>
          <table:table-cell office:value-type="string">
            <text:p>debut</text:p>
          </table:table-cell>
          <table:table-cell office:value-type="string">
            <text:p>fin</text:p>
          </table:table-cell>
          <table:table-cell office:value-type="string">
            <text:p>infos</text:p>
          </table:table-cell>
          <table:table-cell table:number-columns-repeated="1017"/>
        </table:table-row>
        <table:table-row table:style-name="ro3">
          <table:table-cell office:value-type="string">
            <text:p>int</text:p>
          </table:table-cell>
          <table:table-cell office:value-type="string">
            <text:p>Varchar(10)</text:p>
          </table:table-cell>
          <table:table-cell office:value-type="string">
            <text:p>Varchar(256)</text:p>
          </table:table-cell>
          <table:table-cell office:value-type="string">
            <text:p>Varchar(16)</text:p>
          </table:table-cell>
          <table:table-cell office:value-type="string">
            <text:p>Date</text:p>
          </table:table-cell>
          <table:table-cell office:value-type="string">
            <text:p>date</text:p>
          </table:table-cell>
          <table:table-cell office:value-type="string">
            <text:p>Varchar(512)</text:p>
          </table:table-cell>
          <table:table-cell table:number-columns-repeated="1017"/>
        </table:table-row>
        <table:table-row table:style-name="ro3">
          <table:table-cell table:style-name="ce5" office:value-type="string" table:number-columns-spanned="3" table:number-rows-spanned="1">
            <text:p>COORDINATION</text:p>
          </table:table-cell>
          <table:covered-table-cell table:style-name="ce8"/>
          <table:covered-table-cell table:style-name="ce8"/>
          <table:table-cell table:style-name="ce8" table:number-columns-repeated="1021"/>
        </table:table-row>
        <table:table-row table:style-name="ro3">
          <table:table-cell office:value-type="string">
            <text:p>id</text:p>
          </table:table-cell>
          <table:table-cell office:value-type="string">
            <text:p>amapien_id</text:p>
          </table:table-cell>
          <table:table-cell office:value-type="string">
            <text:p>nom_contrat</text:p>
          </table:table-cell>
          <table:table-cell office:value-type="string">
            <text:p>email</text:p>
          </table:table-cell>
          <table:table-cell office:value-type="string">
            <text:p>debut</text:p>
          </table:table-cell>
          <table:table-cell office:value-type="string">
            <text:p>fin</text:p>
          </table:table-cell>
          <table:table-cell table:number-columns-repeated="1018"/>
        </table:table-row>
        <table:table-row table:style-name="ro3">
          <table:table-cell office:value-type="string">
            <text:p>int</text:p>
          </table:table-cell>
          <table:table-cell office:value-type="string">
            <text:p>int</text:p>
          </table:table-cell>
          <table:table-cell office:value-type="string">
            <text:p>Varchar(64)</text:p>
          </table:table-cell>
          <table:table-cell office:value-type="string">
            <text:p>Varchar(64)</text:p>
          </table:table-cell>
          <table:table-cell office:value-type="string">
            <text:p>Date</text:p>
          </table:table-cell>
          <table:table-cell office:value-type="string">
            <text:p>date</text:p>
          </table:table-cell>
          <table:table-cell table:number-columns-repeated="1018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6/01/2013</text:date>, <text:time>22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05T10:33:59</meta:creation-date>
    <dc:date>2013-01-06T22:20:23</dc:date>
    <meta:editing-duration>PT01H58M50S</meta:editing-duration>
    <meta:editing-cycles>19</meta:editing-cycles>
    <meta:generator>OpenOffice.org/3.2$Linux OpenOffice.org_project/320m19$Build-9505</meta:generator>
    <meta:document-statistic meta:table-count="3" meta:cell-count="134" meta:object-count="0"/>
  </office:meta>
</office:document-meta>
</file>